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Rebecca A. Polack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1]</text:p>
      <text:p text:style-name="P7">For a funeral/</text:p>
      <text:p text:style-name="P6">Brethren. <text:s/>All of us have been, more or less, inconvenienced, at times, by/ the heat of the sun. <text:s/>All of us have occasionally felt some unpleasant/ sensations, when the luminary of the day shoots forth its rays in the/ summer season. <text:s/>But were we deprived of its quickening powers a single/ day, how dismal, how gloomy would then be the aspect of nature!/ <text:s/>Nay more: judging others by myself I may safely say, that when the/ sun goes far to warm regions remote from ours, we forget the/ discomforts partly experienced, to remember the gratifications enjoyed/ by reason of it. <text:s/>We recall the smiling fields, the rich harvest, the/ luscious fruits, the refreshing drink, the fragrant flowers, the bright,/ the cheering sky. <text:s/>Now: the comparison which I am about/ to draw suggested itself instinctively to my mind on Thursday last,/ when a note from one of the daughters of this venerable Jewess, told/ me that she was verging towards the close of her earthly career,/ and she would soon enter the world of spirits. <text:s/>Doubtless, for a/ time her exceptionally prolonged existence here below, must have been/ a source of anxious solicitude to her children; specially so to those/ who saw and watched her constantly. <text:s/>Holy was the duty con-/-sidered, and sacredly it was performed; yet unavoidably attended/ with painful care and deep concern./</text:p>
      <text:p text:style-name="P6"/>
      <text:p text:style-name="P6">[Page 2]</text:p>
      <text:p text:style-name="P6">Nevertheless, I venture to assert--and I mistake human/ nature greatly if I am at fault in the present instance--I/ venture to assert that all those to whom Rebecca A. Polack/ gave birth forgot the worry felt, only to think of the satis-/-faction of their mother's companionship, only to remember/ the pleasurable emotions at beholding her comforts, and/ the appreciation of her heart. <text:s/>Gladly therefore would/ they <text:soft-page-break/>have borne with the increasing anxiety, so that she/ might have remained still longer in their midst. <text:s/>But,/ as true as it is, according to the assurances of science, that/ the earth in its divine-appointed changes, goes to meet the/ sun, while the latter remains in its central position, so/ true it is also, that we all move on towards those who/ have reached their destiny, while they continue in the state/ assigned to them by a merciful Lord. <text:s/>The merits/ which our deceased sister in faith acquired in the discharge/ of the various obligations of life, are best known to Him/ who reckons our every deed, and understands our secret/ thoughts. <text:s/>We do know of her industry, and of her unex-/-celled domestic activity, and we are certain of her/ adherence to the ancestral injunctions, and her fidelity to the/ Unity, with whose declaration <text:span text:style-name="T2">Echad</text:span><text:span text:style-name="T3"> she gave up her last breath./</text:span></text:p>
      <text:p text:style-name="P6"><text:span text:style-name="T3"/></text:p>
      <text:p text:style-name="P6"><text:span text:style-name="T3">[Page 3]</text:span></text:p>
      <text:p text:style-name="P6"><text:span text:style-name="T3">But it is not of her whom my choicest phrases could/ not benefit in the slightest degree, nor my words of dispa-/-ragement--if necessary--could injure, that I desired to speak./ <text:s/>My humble remarks are intended for the surviving children/ of this venerable mother in Israel. <text:s/>They naturally/ feel much grieved; but the tears they may shed, the laments/ they may utter are not tears of remorse, laments of self-re-/-proach. <text:s/>Many a child would wish to call back/ the harsh expression, the thoughtless act, the rebuff that/ wounded a parent's heart, but too late is filial repentance/ exhibited at the hour in which those who gave us exist-/-ence and education are enshrouded in a coffin. <text:s/>The dead have/ gone ot their destination, and the living must reap the har-/-vest of their own planting. <text:s/>But tears, in this instance,/ do not flow from </text:span><text:span text:style-name="T2">Marah</text:span><text:span text:style-name="T3">, from that bitter very bitter/ fountain of compunction; it is the sorrow of separation/ that draws them forth, not consternation at the dread of a/ celestial punishment for negligence and undutifulness./ <text:s/>Let then, children of Rebecca Polack, be comforted, and/ proceed in the career which will gain for you sterling/ merits, and gladden the spirit of the venerable departed/ and propitiate for it heavenly blessings./</text:span></text:p>
      <text:p text:style-name="P6"><text:span text:style-name="T3"/></text:p>
      <text:p text:style-name="P6"><text:span text:style-name="T3">[Page 4]</text:span></text:p>
      <text:p text:style-name="P6"><text:span text:style-name="T3">Make sacrifices for your fellow believers and for truth./ <text:s/>Continue to be tender to the young, reverent to the old, com-/-passionate to all that suffer, charitable to those who are/ less fortunate than yourselves; exercise the virtues extolled by/ her prophets and Sages in your community and in your city./ <text:s/>You shall thus approach step by step a perfectibility, which/ will afford you a foretaste of heaven while yet on earth./ <text:s/>And Thou Eternal Lord, pour down consolations on the bereaved./ <text:s/>From Thee we receive existence, and we dare not murmur/ when that which is a gift at Thy hands is taken from us/ again. <text:s/>But to Thy handmaid Rebecca Polack Thou didst/ deign to show exceeding goodness. <text:s/>For Thou didst excep-/tionally prolong her life, so that she beheld the children/ of the third generation. <text:s/>They didst moreover surround/ her with comforts, and with descendants who can be point-/-ed to as respectful and respected Israelites. <text:s/>Vouchsafe O Lord! to/ forgive the trespasses of the deceased they loved well, and/ grant to her the reward Thou has reserved for the/ upright who serve Thee with singleness of thoughts/ and purity of heart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7T14:03:46.49</meta:creation-date>
    <dc:date>2012-10-17T15:08:33.07</dc:date>
    <dc:creator>Penn Libraries</dc:creator>
    <meta:editing-duration>PT00H03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1017" meta:character-count="6365"/>
  </office:meta>
</office:document-meta>
</file>